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officeooo:paragraph-rsid="0000dd24"/>
    </style:style>
    <style:style style:name="P3" style:family="paragraph" style:parent-style-name="Standard">
      <style:text-properties style:font-name="Tahoma" fo:font-style="italic" officeooo:rsid="0003bb7f" officeooo:paragraph-rsid="0008fd45" style:font-style-asian="italic" style:font-style-complex="italic"/>
    </style:style>
    <style:style style:name="P4" style:family="paragraph" style:parent-style-name="Standard">
      <style:text-properties style:font-name="Tahoma" fo:font-style="italic" fo:font-weight="bold" style:font-style-asian="italic" style:font-weight-asian="bold" style:font-style-complex="italic" style:font-weight-complex="bold"/>
    </style:style>
    <style:style style:name="P5" style:family="paragraph" style:parent-style-name="Standard">
      <style:text-properties style:font-name="Tahoma" fo:font-style="italic" fo:font-weight="bold" officeooo:rsid="0003bb7f" officeooo:paragraph-rsid="0008fd45" style:font-style-asian="italic" style:font-weight-asian="bold" style:font-style-complex="italic" style:font-weight-complex="bold"/>
    </style:style>
    <style:style style:name="P6" style:family="paragraph" style:parent-style-name="Standard">
      <style:text-properties style:font-name="Tahoma" officeooo:paragraph-rsid="0008fd45"/>
    </style:style>
    <style:style style:name="P7" style:family="paragraph" style:parent-style-name="Standard">
      <style:text-properties style:font-name="Tahoma" fo:font-weight="bold" officeooo:paragraph-rsid="0000dd24" style:font-weight-asian="bold" style:font-weight-complex="bold"/>
    </style:style>
    <style:style style:name="P8" style:family="paragraph" style:parent-style-name="Standard">
      <style:text-properties fo:color="#c9211e" style:font-name="Tahoma" officeooo:paragraph-rsid="0000dd24"/>
    </style:style>
    <style:style style:name="P9" style:family="paragraph" style:parent-style-name="Standard">
      <style:text-properties fo:color="#c9211e" style:font-name="Tahoma" officeooo:paragraph-rsid="0001daaf"/>
    </style:style>
    <style:style style:name="P10" style:family="paragraph" style:parent-style-name="Standard">
      <style:text-properties fo:color="#c9211e" style:font-name="Tahoma" officeooo:rsid="0001daaf" officeooo:paragraph-rsid="0001daaf"/>
    </style:style>
    <style:style style:name="P11" style:family="paragraph" style:parent-style-name="Standard">
      <style:text-properties fo:color="#c9211e" style:font-name="Tahoma" officeooo:rsid="0006d8f9" officeooo:paragraph-rsid="0008fd45"/>
    </style:style>
    <style:style style:name="P12" style:family="paragraph" style:parent-style-name="Standard">
      <style:text-properties fo:color="#c9211e" style:font-name="Tahoma" officeooo:paragraph-rsid="0008fd45"/>
    </style:style>
    <style:style style:name="P13" style:family="paragraph" style:parent-style-name="Standard">
      <style:text-properties style:font-name="Tahoma" fo:background-color="#ffff00"/>
    </style:style>
    <style:style style:name="P14" style:family="paragraph" style:parent-style-name="Standard">
      <style:text-properties style:font-name="Tahoma" officeooo:rsid="00103dd3" officeooo:paragraph-rsid="00103dd3" fo:background-color="#ffff00"/>
    </style:style>
    <style:style style:name="P15" style:family="paragraph" style:parent-style-name="Standard">
      <style:text-properties style:font-name="Tahoma" fo:font-style="normal" officeooo:rsid="0008fd45" officeooo:paragraph-rsid="0008fd45" style:font-style-asian="normal" style:font-style-complex="normal"/>
    </style:style>
    <style:style style:name="T1" style:family="text">
      <style:text-properties fo:font-style="italic" officeooo:rsid="0000eb83" style:font-style-asian="italic" style:font-style-complex="italic"/>
    </style:style>
    <style:style style:name="T2" style:family="text">
      <style:text-properties officeooo:rsid="0001daaf"/>
    </style:style>
    <style:style style:name="T3" style:family="text">
      <style:text-properties fo:color="#c9211e"/>
    </style:style>
    <style:style style:name="T4" style:family="text">
      <style:text-properties officeooo:rsid="000be5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RY CATCH NEL MAIN</text:p>
      <text:p text:style-name="P13"/>
      <text:p text:style-name="P14">controllo dei return fuori contesto</text:p>
      <text:p text:style-name="P1"/>
      <text:p text:style-name="P1"/>
      <text:p text:style-name="P1">--- cose risolte ma di cui è meglio ricordarsi ---</text:p>
      <text:p text:style-name="P1"/>
      <text:p text:style-name="P5">list access sul LHS e RHS, per nodi e variabili semplici</text:p>
      <text:p text:style-name="P3"/>
      <text:p text:style-name="P15">accesso per riferimento e non per copia:</text:p>
      <text:p text:style-name="P6">listasemplice = [10, 20, 30, 40]</text:p>
      <text:p text:style-name="P6">elem1 = l[0] #10 (riferimento)</text:p>
      <text:p text:style-name="P6">elem2 = l[1] #20 (riferimento)</text:p>
      <text:p text:style-name="P6">elem1 = elem2 #20 (riferimento)</text:p>
      <text:p text:style-name="P6">elem1 = l[0] #10 (riferimento)</text:p>
      <text:p text:style-name="P6"/>
      <text:p text:style-name="P12">l[0] = 50 ??? elem1 cambia in 50, perché list_access è un riferimento. #non concesso per ora</text:p>
      <text:p text:style-name="P11">list_access sul LHS non è concesso dalla grammatica. Possibile plus</text:p>
      <text:p text:style-name="P6"/>
      <text:p text:style-name="P6">nodelist = [bang(), msg('blabla'), spigot(), bang()]</text:p>
      <text:p text:style-name="P6">nodo1 = l[0] (riferimento a nodo bang() già esistente)</text:p>
      <text:p text:style-name="P6">nodo2 = l[1] (riferimento a nodo mag('blabla') già esistente)</text:p>
      <text:p text:style-name="P6">nodo1 = nodo2 (riferimento)</text:p>
      <text:p text:style-name="P6">nodo1 = l[0] (riferimento a l[0])</text:p>
      <text:p text:style-name="P6"/>
      <text:p text:style-name="P6">l[0] = l[1] vari riferimenti per lo stesso oggetto <text:span text:style-name="T4">#non concesso per ora</text:span></text:p>
      <text:p text:style-name="P6">l[0] = osc~() ??? nodo1 cambia in osc~ #non concesso per ora</text:p>
      <text:p text:style-name="P6"/>
      <text:p text:style-name="P6">N.B.<text:span text:style-name="T3"> introduciamo un copy nel caso in cui volessi copiare ad esempio un blocco con gli stessi parametri: @copy(myadsr)</text:span></text:p>
      <text:p text:style-name="P1"/>
      <text:p text:style-name="P7"><text:span text:style-name="T1">riassegnazione delle variabili nei for</text:span> </text:p>
      <text:p text:style-name="P2">si introduce un problema nei for loop: </text:p>
      <text:p text:style-name="P2"><text:tab/>for counter in range 10:</text:p>
      <text:p text:style-name="P2"><text:tab/><text:tab/>pippo = bang()</text:p>
      <text:p text:style-name="P2"><text:tab/>end</text:p>
      <text:p text:style-name="P2">solo l'ultimo bang() si chiamerà pippo e sarà referenziabile, gli altri saranno nodi orfani. Ma se utilizziamo le liste e un append, il problema si risolve utilizzando l'accesso alla lista per riferirsi al nodo. Ad esempio:</text:p>
      <text:p text:style-name="P2"><text:tab/>myadsr = []</text:p>
      <text:p text:style-name="P2"><text:tab/>for counter in range 10:</text:p>
      <text:p text:style-name="P2"><text:tab/><text:tab/>@append(myadsr, @adsr(10,100,0.5))</text:p>
      <text:p text:style-name="P2"><text:tab/>end</text:p>
      <text:p text:style-name="P8">N.B. myadsr &gt; dac~ <text:s/>potrebbe essere uno sviluppo interessante (ancora da implementare)</text:p>
      <text:p text:style-name="P1"/>
      <text:p text:style-name="P1"/>
      <text:p text:style-name="P4"><text:soft-page-break/>func</text:p>
      <text:p text:style-name="P1">nella suite posso collegare nodi (le connessioni che avvengono nello scope della funzione sono risolte </text:p>
      <text:p text:style-name="P1">nello scope del chiamante, e se il chiamante è a sua volta in una funzione vengono risolte nello scope del</text:p>
      <text:p text:style-name="P1">chiamante di quest'ultima, e così via) + Ci vuole uno stack di chiamate. [[solved]]</text:p>
      <text:p text:style-name="P1"/>
      <text:p text:style-name="P4">connessioni</text:p>
      <text:p text:style-name="P1">le connessioni sono memorizzate con la rappresentazione per archi, non per adiacenza, per ridurre il tempo di ricerca (sia in max che in pd, le connessioni sono elencate alla fine di ogni scope, e sono costruite come [nodo1 out1 nodo2 in2]: tanto vale rappresentare direttamente questa connessione in una sola struttura dati piuttosto che nodo per nodo). infatti per una connessione [A, outlet n1 -&gt; B, inlet n2] rappresentata con l'adiacenza, dovrei memorizzare:</text:p>
      <text:p text:style-name="P1">A (outlet n1, B)</text:p>
      <text:p text:style-name="P1">B (inlet n2, A)</text:p>
      <text:p text:style-name="P1">e infine costruire la riga di testo: nodo1 out1 nodo2 in2</text:p>
      <text:p text:style-name="P1">tanto vale costruirla subito. [[solved]]</text:p>
      <text:p text:style-name="P1"/>
      <text:p text:style-name="P9"><text:span text:style-name="T2">plus: </text:span>controllo sulle connessioni (inlet e outlet) del primo e ultimo elemento</text:p>
      <text:p text:style-name="P10">per ora non dà errore se metto inlet al primo elemento e outlet all’ultimo (ignora)</text:p>
      <text:p text:style-name="P1"/>
      <text:p text:style-name="P4">lista di nodi al posto che $nomevar+'stringa'</text:p>
      <text:p text:style-name="P1">la lista di nodi poteva essere utile nei cicli for, nel senso:</text:p>
      <text:p text:style-name="P1"><text:tab/>$dac := dac~()</text:p>
      <text:p text:style-name="P1"><text:tab/>$mynodelist = [spigot(), spigot(), osc~()]</text:p>
      <text:p text:style-name="P1"><text:tab/>for $1 in range 3:</text:p>
      <text:p text:style-name="P1"><text:tab/><text:tab/>$mynodelist[$i] &gt; $dac</text:p>
      <text:p text:style-name="P1"><text:tab/>end</text:p>
      <text:p text:style-name="P1">[[solved]]</text:p>
      <text:p text:style-name="P1"/>
      <text:p text:style-name="P4">riassegnazione delle variabili</text:p>
      <text:p text:style-name="P1">le variabili semplici e node si possono riassegnare (=)</text:p>
      <text:p text:style-name="P1">il nodo vecchio semplicemente verrà dereferenziato (il suo nome viene cambiato in None) e il nodo nuovo viene bindato alla symtable [[solv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3-04-20T12:40:13.385000000</dc:date>
    <meta:editing-duration>PT5M54S</meta:editing-duration>
    <meta:editing-cycles>13</meta:editing-cycles>
    <meta:document-statistic meta:table-count="0" meta:image-count="0" meta:object-count="0" meta:page-count="2" meta:paragraph-count="54" meta:word-count="494" meta:character-count="3005" meta:non-whitespace-character-count="2546"/>
  </office:meta>
</office:document-meta>
</file>